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0e4" officeooo:paragraph-rsid="0004d5d8"/>
    </style:style>
    <style:style style:name="P2" style:family="paragraph" style:parent-style-name="Standard">
      <style:text-properties officeooo:rsid="000670e4" officeooo:paragraph-rsid="0004d5d8"/>
    </style:style>
    <style:style style:name="P3" style:family="paragraph" style:parent-style-name="Standard">
      <style:text-properties officeooo:rsid="000cecfa" officeooo:paragraph-rsid="000cecfa"/>
    </style:style>
    <style:style style:name="P4" style:family="paragraph" style:parent-style-name="Standard">
      <style:text-properties officeooo:rsid="000cecfa" officeooo:paragraph-rsid="00126461"/>
    </style:style>
    <style:style style:name="P5" style:family="paragraph" style:parent-style-name="Standard">
      <style:text-properties officeooo:rsid="000e06c8" officeooo:paragraph-rsid="000e06c8"/>
    </style:style>
    <style:style style:name="P6" style:family="paragraph" style:parent-style-name="Standard">
      <style:text-properties officeooo:rsid="000ff65c" officeooo:paragraph-rsid="000ff65c"/>
    </style:style>
    <style:style style:name="P7" style:family="paragraph" style:parent-style-name="Standard">
      <style:text-properties officeooo:rsid="00110548" officeooo:paragraph-rsid="00110548"/>
    </style:style>
    <style:style style:name="P8" style:family="paragraph" style:parent-style-name="Standard">
      <style:text-properties officeooo:rsid="00126461" officeooo:paragraph-rsid="00126461"/>
    </style:style>
    <style:style style:name="P9" style:family="paragraph" style:parent-style-name="Standard">
      <style:text-properties officeooo:rsid="00126461" officeooo:paragraph-rsid="00136eeb"/>
    </style:style>
    <style:style style:name="P10" style:family="paragraph" style:parent-style-name="Standard">
      <style:text-properties officeooo:paragraph-rsid="00110548"/>
    </style:style>
    <style:style style:name="P11" style:family="paragraph" style:parent-style-name="Standard">
      <style:text-properties officeooo:rsid="00135d5c" officeooo:paragraph-rsid="00135d5c"/>
    </style:style>
    <style:style style:name="P12" style:family="paragraph" style:parent-style-name="Standard">
      <style:text-properties officeooo:paragraph-rsid="00135d5c"/>
    </style:style>
    <style:style style:name="P13" style:family="paragraph" style:parent-style-name="Standard">
      <style:text-properties fo:font-style="normal" officeooo:rsid="00135d5c" officeooo:paragraph-rsid="00135d5c" style:font-style-asian="normal" style:font-style-complex="normal"/>
    </style:style>
    <style:style style:name="P14" style:family="paragraph" style:parent-style-name="Standard">
      <style:text-properties officeooo:paragraph-rsid="0014a0c4"/>
    </style:style>
    <style:style style:name="P15" style:family="paragraph" style:parent-style-name="Standard">
      <style:text-properties fo:font-weight="bold" officeooo:rsid="00135d5c" officeooo:paragraph-rsid="00135d5c" style:font-weight-asian="bold" style:font-weight-complex="bold"/>
    </style:style>
    <style:style style:name="P16" style:family="paragraph" style:parent-style-name="Standard">
      <style:text-properties officeooo:rsid="0015a606" officeooo:paragraph-rsid="0015a606"/>
    </style:style>
    <style:style style:name="T1" style:family="text">
      <style:text-properties officeooo:rsid="000cecfa"/>
    </style:style>
    <style:style style:name="T2" style:family="text">
      <style:text-properties officeooo:rsid="000e06c8"/>
    </style:style>
    <style:style style:name="T3" style:family="text">
      <style:text-properties officeooo:rsid="000ff65c"/>
    </style:style>
    <style:style style:name="T4" style:family="text">
      <style:text-properties officeooo:rsid="00110548"/>
    </style:style>
    <style:style style:name="T5" style:family="text">
      <style:text-properties officeooo:rsid="00126461"/>
    </style:style>
    <style:style style:name="T6" style:family="text">
      <style:text-properties officeooo:rsid="00135d5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4a0c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andos</text:p>
      <text:p text:style-name="P3"/>
      <text:p text:style-name="P16">(Siempre que en la consola tengamos el # estamos trabajando con usuario root, lo ideal es nunca trabajar con usuario root (rm -rf / (Jajajaja)))</text:p>
      <text:p text:style-name="P3"/>
      <text:p text:style-name="P1">Ps: Listar las tareas</text:p>
      <text:p text:style-name="P1">man: Es de ayuda, “<text:span text:style-name="T1">manual”</text:span></text:p>
      <text:p text:style-name="P1">jobs: Es para ver los procesos que se estan ejecutando</text:p>
      <text:p text:style-name="P1">fg: foreground trae el proceso parado de nuevo</text:p>
      <text:p text:style-name="P1">nohub: utilizar un script a partir de usar otro comando, retornar un nohup.out que nos permite saber la salida del archivo</text:p>
      <text:p text:style-name="P1">du: Comando para saber como esta el disco duro <text:span text:style-name="T1">y cuanto espacio tiene</text:span></text:p>
      <text:p text:style-name="P3">free: Nos habla de memoria en el dispositivo</text:p>
      <text:p text:style-name="P5">htop: Mejor administracion. Muchos mejores filtros</text:p>
      <text:p text:style-name="P6">ifconfig(Interface config): Listar tarjetas y su direccionamiento especifico </text:p>
      <text:p text:style-name="P6">ip a(ip address show) : Informacion de la red tambien</text:p>
      <text:p text:style-name="P7">hostname: Como se identifica el equipo en cada una de las redes</text:p>
      <text:p text:style-name="P7">route -n: Ver la puerta de enlace predeterminada del equipo para resolver problemas de red</text:p>
      <text:p text:style-name="P7">nslookup: Busqueda de ips para dominios especificos</text:p>
      <text:p text:style-name="P10"><text:span text:style-name="T4">curl: (Puede hacer simulaciones de lo que hace un software como postman desde consola) </text:span><text:span text:style-name="T5">le paso un nombre de dominio</text:span></text:p>
      <text:p text:style-name="P8">wget: Tambien me permite hacer descargas desde una direccion web</text:p>
      <text:p text:style-name="P7"/>
      <text:p text:style-name="P6"><text:s/></text:p>
      <text:p text:style-name="P3">Comados especificos: </text:p>
      <text:p text:style-name="P3"/>
      <text:p text:style-name="P3">sudo ps auxf | sort -nr -k 3 | head -5: Procesos que ma scpu se consumen en el sistema operativo “primeros 5”. En el sort -n (numeric sort), -r (reverse the result of comparisions), -k (sort via a key; KEYDEF gives location and type), <text:span text:style-name="T2">3 (Es el indicador de la cpu, </text:span><text:span text:style-name="T3">columna 3 en el ps de auxf</text:span><text:span text:style-name="T2">), 4 (Es el indicador de la ram)</text:span></text:p>
      <text:p text:style-name="P3"/>
      <text:p text:style-name="P3"/>
      <text:p text:style-name="P8">Manejo de paquetes:</text:p>
      <text:p text:style-name="P8"/>
      <text:p text:style-name="P8"/>
      <text:p text:style-name="P3"/>
      <text:p text:style-name="P3">Modificadores:</text:p>
      <text:p text:style-name="P3"/>
      <text:p text:style-name="P8">RedHat/ Cent OS/ Fedora</text:p>
      <text:p text:style-name="P8"/>
      <text:p text:style-name="P8">.rpm <text:span text:style-name="T6">(Red Hat package manager) </text:span></text:p>
      <text:p text:style-name="P8">Repositorios yum</text:p>
      <text:p text:style-name="P9"/>
      <text:p text:style-name="P9">Debian/ Ubuntu</text:p>
      <text:p text:style-name="P9"/>
      <text:p text:style-name="P9">.deb </text:p>
      <text:p text:style-name="P9">dpkg-reconfigure</text:p>
      <text:p text:style-name="P9">repositorios apt</text:p>
      <text:p text:style-name="P8"/>
      <text:p text:style-name="P11"><text:soft-page-break/>Red Hat Package Management</text:p>
      <text:p text:style-name="P11">- Base de datos RPM</text:p>
      <text:p text:style-name="P11"><text:tab/>Localizada en /<text:span text:style-name="T7">var/lib/rpm</text:span></text:p>
      <text:p text:style-name="P11"><text:span text:style-name="T7">- </text:span><text:span text:style-name="T8">rpm -qa (q es de query)</text:span></text:p>
      <text:p text:style-name="P11"><text:span text:style-name="T8"><text:tab/>Listar todos los paquetes instalados en la maquina</text:span></text:p>
      <text:p text:style-name="P11"><text:span text:style-name="T8">- rpm -i paqute.rpm (I de install)</text:span></text:p>
      <text:p text:style-name="P11"><text:span text:style-name="T8"><text:tab/>Realizar la instalacion de un paquete</text:span></text:p>
      <text:p text:style-name="P11"><text:span text:style-name="T8">- rpm -e paquete.rpm (e de Erase) </text:span></text:p>
      <text:p text:style-name="P11"><text:span text:style-name="T8"><text:tab/>Remover un paquete del sistema</text:span></text:p>
      <text:p text:style-name="P11">- Comando yum</text:p>
      <text:p text:style-name="P11"><text:tab/>Nos permite instalar un paquete desde un repositorio sin tener que conocer la ruta del archivo o <text:tab/>las dependencias (<text:span text:style-name="T7"> yum install package)</text:span></text:p>
      <text:p text:style-name="P13">Debian Packager Management</text:p>
      <text:p text:style-name="P13">- Base de datos DPKG</text:p>
      <text:p text:style-name="P13"><text:tab/>Localizada en /<text:span text:style-name="T7">var</text:span>/lib/dpkg</text:p>
      <text:p text:style-name="P13">- dpkg -l </text:p>
      <text:p text:style-name="P13"><text:tab/>Listar todos los debs instalados en la maquina</text:p>
      <text:p text:style-name="P13">- depkg -i paquete.deb</text:p>
      <text:p text:style-name="P13"><text:tab/>Realizar la instalacion de un paquete</text:p>
      <text:p text:style-name="P13">- depkg -r paquete.deb</text:p>
      <text:p text:style-name="P13"><text:tab/>Remover un paquete del sistema</text:p>
      <text:p text:style-name="P13">- dpkg-reconfigure paquete</text:p>
      <text:p text:style-name="P13"><text:tab/>Volver a ejecutar el asistente de configuracion si esta disponible</text:p>
      <text:p text:style-name="P13">- apt install paquete</text:p>
      <text:p text:style-name="P13"/>
      <text:p text:style-name="P14"><text:span text:style-name="Source_20_Text"><text:span text:style-name="T9">Manejo de paquetes en servidores basados en debian</text:span></text:span></text:p>
      <text:p text:style-name="P12"><text:span text:style-name="Source_20_Text">apt-get update</text:span> ó <text:span text:style-name="Source_20_Text">apt update</text:span><text:line-break/>Actualización de los índices del SO.</text:p>
      <text:p text:style-name="Text_20_body">Cualquier update del SO se debe ejecutar con <text:span text:style-name="Source_20_Text">sudo</text:span>.</text:p>
      <text:p text:style-name="Text_20_body"><text:span text:style-name="Source_20_Text">apt-get upgrade</text:span> ó <text:span text:style-name="Source_20_Text">apt upgrade</text:span><text:line-break/>Para descargar e instalar los paquetes de actualización.</text:p>
      <text:p text:style-name="Text_20_body">En entornos productivos siempre se debe verificar que la información mostrada sea acorde a lo esperado.</text:p>
      <text:p text:style-name="Text_20_body"><text:span text:style-name="Source_20_Text">apt dist-upgrade</text:span><text:line-break/>Realiza actualizaciones a escala de kernel. Estas actualizaciones siempre requieren reinicio, a no de ser de tener Live Patch permite estas actualizaciones sin tener que hacer reinicio, pide registrar hasta 3 máquinas para este proceso.</text:p>
      <text:p text:style-name="Text_20_body"><text:span text:style-name="Source_20_Text">apt seach paquete</text:span> ó <text:span text:style-name="Source_20_Text">apt-cache search</text:span><text:line-break/>Para realizar busqueda de paquetes. Para refinar la búsqueda agregar al final del nombre de paquete $, y encerrar todo el nombre del paquete entre comillas. “mysql-server$”.</text:p>
      <text:p text:style-name="Text_20_body"><text:span text:style-name="Source_20_Text">tzdata</text:span> es el paquete que configura la hora del servidor. Para reconfigurarlo utilizamos <text:span text:style-name="Source_20_Text">dpkg-reconfigure tzdata</text:span>.</text:p>
      <text:p text:style-name="Text_20_body"><text:soft-page-break/><text:span text:style-name="Source_20_Text">snap</text:span><text:line-break/>Otra (nueva) manera de buscar paquetes.<text:line-break/><text:span text:style-name="Source_20_Text">snap search nombre_paquete</text:span> ==&gt; buscar un paquete.<text:line-break/><text:span text:style-name="Source_20_Text">snap refresh --list</text:span> ==&gt; Para ver toda la lista de paquetes.<text:line-break/><text:span text:style-name="Source_20_Text">snap info nombre_paquete</text:span> ==&gt; verificar la información de un paquete especifico.</text:p>
      <text:p text:style-name="P11"/>
      <text:p text:style-name="P11"/>
      <text:p text:style-name="P15">Administración de software con YUM y RPM para CentOS </text:p>
      <text:p text:style-name="Text_20_body"><text:span text:style-name="Source_20_Text"/></text:p>
      <text:p text:style-name="Text_20_body"><text:span text:style-name="Source_20_Text">rpm -qa</text:span><text:line-break/>Enlista los paquetes instalados en el SO.</text:p>
      <text:p text:style-name="Text_20_body"><text:span text:style-name="Source_20_Text">rpm -qi nombre_paquete</text:span><text:line-break/>Mostrar la información sobre un paquete especifico.</text:p>
      <text:p text:style-name="Text_20_body">Con Bash podemos hacer scripting en SO Linux.</text:p>
      <text:p text:style-name="Text_20_body"><text:span text:style-name="Source_20_Text">rpm -qc nombre_paquete</text:span><text:line-break/>Muestra todos los archivos involucrados sobre el paquete.</text:p>
      <text:p text:style-name="Text_20_body">También podemos usar yum. Pero lo primero es dar <text:span text:style-name="Source_20_Text">yum update</text:span>. Pero para poder ejecutarlo necesitamos un usuario con todos los permisos, por ejemplo el usuario root.</text:p>
      <text:p text:style-name="Text_20_body">Si se muestra un # al final del nombre del usuario, eso indica que estamos trabajando con un usuario root. Por ejemplo:<text:line-break/>[root@server ~]#</text:p>
      <text:p text:style-name="Text_20_body">Lo ideal es nunca trabajar con un usuario root. Lo ideal es crear usuarios que tengan ciertos permisos específicos, por medidas de seguridad y evitar errores.</text:p>
      <text:p text:style-name="Text_20_body"><text:span text:style-name="Source_20_Text">yum install net-tools</text:span><text:line-break/>Para habilitar el ifconfig.</text:p>
      <text:p text:style-name="Text_20_body"><text:span text:style-name="Source_20_Text">rpm -e nombre_paquete</text:span><text:line-break/>Para eliminar un paquete del SO.</text:p>
      <text:p text:style-name="P11"/>
      <text:p text:style-name="P8"/>
      <text:p text:style-name="P8"/>
      <text:p text:style-name="P4"/>
      <text:p text:style-name="P3">-h Human Read</text:p>
      <text:p text:style-name="P3"/>
      <text:p text:style-name="P8">Conceptos generales:</text:p>
      <text:p text:style-name="P8"><text:s/>nginx y apache son servidores web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1:40:19.530336034</meta:creation-date>
    <meta:editing-duration>PT22M25S</meta:editing-duration>
    <meta:editing-cycles>4</meta:editing-cycles>
    <meta:generator>LibreOffice/7.3.6.2$Linux_X86_64 LibreOffice_project/30$Build-2</meta:generator>
    <dc:date>2022-11-16T21:55:12.233828064</dc:date>
    <meta:document-statistic meta:table-count="0" meta:image-count="0" meta:object-count="0" meta:page-count="3" meta:paragraph-count="74" meta:word-count="738" meta:character-count="4480" meta:non-whitespace-character-count="3796"/>
  </office:meta>
</office:document-meta>
</file>